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a923" officeooo:paragraph-rsid="0014a9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0.02.22(Front end js)</text:p>
      <text:p text:style-name="Standard">https://github.com/academind/xhr-fetch-axios-intro/tree/axio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0T16:08:24.978886684</meta:creation-date>
    <dc:date>2022-02-10T16:09:51.578812416</dc:date>
    <meta:editing-duration>PT1M2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" meta:word-count="4" meta:character-count="83" meta:non-whitespace-character-count="81"/>
  </office:meta>
</office:document-meta>
</file>